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text:soft-page-break/></text:p>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text:soft-page-break/></text:p>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02-17T14:17:09.51</dc:date>
    <dc:creator>Steven Tinsley</dc:creator>
    <meta:editing-duration>P13DT4H7M24S</meta:editing-duration>
    <meta:editing-cycles>107</meta:editing-cycles>
    <meta:generator>OpenOffice/4.1.6$Win32 OpenOffice.org_project/416m1$Build-9790</meta:generator>
    <meta:document-statistic meta:table-count="1" meta:image-count="1" meta:object-count="0" meta:page-count="11" meta:paragraph-count="179" meta:word-count="4799" meta:character-count="27106"/>
  </office:meta>
</office:document-meta>
</file>